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eorgia" svg:font-family="Georgia, serif"/>
    <style:font-face style:name="Lucida Console" svg:font-family="'Lucida Console', 'Trebuchet MS', Arial, Helvetica, sans-serif"/>
    <style:font-face style:name="proxima nova rgregular" svg:font-family="'proxima nova rgregular'"/>
    <style:font-face style:name="Arial Unicode MS1" svg:font-family="'Arial Unicode MS'" style:font-family-generic="swiss"/>
    <style:font-face style:name="Times New Roman" svg:font-family="'Times New Roman'" style:font-family-generic="roman" style:font-pitch="variable"/>
    <style:font-face style:name="Papyrus" svg:font-family="Papyrus"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101cm" fo:margin-bottom="0.199cm" fo:orphans="2" fo:widows="2" fo:text-indent="0cm" style:auto-text-indent="false" fo:background-color="#ffffff" fo:padding="0cm" fo:border="none">
        <style:background-image/>
      </style:paragraph-properties>
      <style:text-properties fo:font-variant="normal" fo:text-transform="none" style:use-window-font-color="true" style:font-name="Arial" fo:font-size="10pt" fo:letter-spacing="normal" style:font-size-asian="10pt" style:font-size-complex="10pt"/>
    </style:style>
    <style:style style:name="P2" style:family="paragraph" style:parent-style-name="Text_20_body">
      <style:paragraph-properties fo:margin-left="0cm" fo:margin-right="0cm" fo:margin-top="0.101cm" fo:margin-bottom="0.199cm" fo:orphans="2" fo:widows="2" fo:text-indent="0cm" style:auto-text-indent="false" fo:background-color="#ffffff" fo:padding="0cm" fo:border="none">
        <style:background-image/>
      </style:paragraph-properties>
      <style:text-properties fo:font-variant="normal" fo:text-transform="none" style:use-window-font-color="true" style:font-name="Arial" fo:font-size="10pt" fo:letter-spacing="normal" fo:font-style="normal" fo:font-weight="normal" style:font-size-asian="10pt" style:font-size-complex="10pt"/>
    </style:style>
    <style:style style:name="P3" style:family="paragraph" style:parent-style-name="Text_20_body">
      <style:paragraph-properties fo:margin-left="0cm" fo:margin-right="0cm" fo:margin-top="0.101cm" fo:margin-bottom="0.199cm" fo:orphans="2" fo:widows="2" fo:text-indent="0cm" style:auto-text-indent="false" fo:background-color="#ffffff" fo:padding="0cm" fo:border="none">
        <style:background-image/>
      </style:paragraph-properties>
      <style:text-properties style:use-window-font-color="true" style:font-name="Arial" fo:font-size="10pt" style:font-size-asian="10pt" style:font-size-complex="10pt"/>
    </style:style>
    <style:style style:name="P4" style:family="paragraph" style:parent-style-name="Text_20_body" style:list-style-name="L1">
      <style:paragraph-properties fo:margin-top="0.101cm" fo:margin-bottom="0.199cm"/>
      <style:text-properties fo:font-variant="normal" fo:text-transform="none" style:use-window-font-color="true" style:font-name="Arial" fo:font-size="10pt" fo:letter-spacing="normal" style:font-size-asian="10pt" style:font-size-complex="10pt"/>
    </style:style>
    <style:style style:name="P5" style:family="paragraph" style:parent-style-name="Text_20_body" style:list-style-name="L1">
      <style:paragraph-properties fo:margin-top="0.101cm" fo:margin-bottom="0.199cm"/>
      <style:text-properties fo:font-variant="normal" fo:text-transform="none" style:use-window-font-color="true" style:font-name="Arial" fo:font-size="10pt" fo:letter-spacing="normal" fo:background-color="transparent" style:font-size-asian="10pt" style:font-size-complex="10pt"/>
    </style:style>
    <style:style style:name="P6" style:family="paragraph" style:parent-style-name="Text_20_body" style:list-style-name="L1">
      <style:paragraph-properties fo:margin-top="0.101cm" fo:margin-bottom="0.199cm"/>
      <style:text-properties fo:font-variant="normal" fo:text-transform="none" style:use-window-font-color="true" style:font-name="Arial" fo:font-size="10pt" fo:letter-spacing="normal" fo:font-style="italic" fo:font-weight="normal" fo:background-color="transparent" style:font-size-asian="10pt" style:font-size-complex="10pt"/>
    </style:style>
    <style:style style:name="P7" style:family="paragraph" style:parent-style-name="Text_20_body" style:list-style-name="L1">
      <style:paragraph-properties fo:margin-top="0.101cm" fo:margin-bottom="0.199cm"/>
      <style:text-properties fo:font-variant="normal" fo:text-transform="none" style:use-window-font-color="true" style:font-name="Arial" fo:font-size="10pt" fo:letter-spacing="normal" fo:font-style="normal" fo:font-weight="normal" fo:background-color="transparent" style:font-size-asian="10pt" style:font-size-complex="10pt"/>
    </style:style>
    <style:style style:name="P8" style:family="paragraph" style:parent-style-name="Text_20_body" style:list-style-name="L1">
      <style:paragraph-properties fo:margin-top="0.101cm" fo:margin-bottom="0.199cm"/>
      <style:text-properties fo:font-variant="normal" fo:text-transform="none" style:use-window-font-color="true" style:font-name="Arial" fo:font-size="10pt" fo:letter-spacing="normal" fo:language="en" fo:country="US" fo:font-style="normal" fo:font-weight="normal" style:font-size-asian="10pt" style:font-size-complex="10pt"/>
    </style:style>
    <style:style style:name="P9" style:family="paragraph" style:parent-style-name="Standard">
      <style:paragraph-properties fo:margin-top="0.101cm" fo:margin-bottom="0.199cm"/>
      <style:text-properties style:use-window-font-color="true" style:font-name="Papyrus" fo:font-size="12pt" fo:language="en" fo:country="US" style:font-size-asian="12pt" style:font-size-complex="12pt"/>
    </style:style>
    <style:style style:name="P10" style:family="paragraph" style:parent-style-name="Standard" style:list-style-name="L2">
      <style:paragraph-properties fo:margin-top="0.101cm" fo:margin-bottom="0.199cm"/>
      <style:text-properties style:use-window-font-color="true" style:font-name="Papyrus" fo:font-size="12pt" fo:language="en" fo:country="US" style:font-size-asian="12pt" style:font-size-complex="12pt"/>
    </style:style>
    <style:style style:name="P11" style:family="paragraph" style:parent-style-name="Standard" style:list-style-name="L3">
      <style:paragraph-properties fo:margin-top="0.101cm" fo:margin-bottom="0.199cm"/>
      <style:text-properties style:use-window-font-color="true" style:font-name="Papyrus" fo:font-size="12pt" style:font-size-asian="12pt" style:font-size-complex="12pt"/>
    </style:style>
    <style:style style:name="P12" style:family="paragraph" style:parent-style-name="Standard" style:list-style-name="L3">
      <style:paragraph-properties fo:margin-top="0.101cm" fo:margin-bottom="0.199cm"/>
      <style:text-properties style:use-window-font-color="true" style:font-name="Papyrus" fo:font-size="12pt" fo:font-style="italic" style:font-size-asian="12pt" style:font-style-asian="italic" style:font-size-complex="12pt" style:font-style-complex="italic"/>
    </style:style>
    <style:style style:name="P13" style:family="paragraph" style:parent-style-name="Standard" style:list-style-name="L3">
      <style:paragraph-properties fo:margin-top="0.101cm" fo:margin-bottom="0.199cm"/>
      <style:text-properties style:use-window-font-color="true" style:font-name="Papyrus" fo:font-size="12pt" fo:font-style="italic" fo:font-weight="bold" style:font-size-asian="12pt" style:font-style-asian="italic" style:font-weight-asian="bold" style:font-size-complex="12pt" style:font-style-complex="italic" style:font-weight-complex="bold"/>
    </style:style>
    <style:style style:name="P14" style:family="paragraph" style:parent-style-name="Standard">
      <style:paragraph-properties fo:margin-top="0.101cm" fo:margin-bottom="0.199cm"/>
      <style:text-properties style:use-window-font-color="true" style:font-name="Arial" fo:font-size="10pt" fo:language="en" fo:country="US" style:font-size-asian="10pt" style:font-size-complex="10pt"/>
    </style:style>
    <style:style style:name="P15" style:family="paragraph" style:parent-style-name="Standard" style:list-style-name="L1">
      <style:paragraph-properties fo:margin-top="0.101cm" fo:margin-bottom="0.199cm"/>
      <style:text-properties style:use-window-font-color="true" style:font-name="Arial" fo:font-size="10pt" fo:language="en" fo:country="US" style:font-size-asian="10pt" style:font-size-complex="10pt"/>
    </style:style>
    <style:style style:name="P16" style:family="paragraph" style:parent-style-name="Standard">
      <style:paragraph-properties fo:margin-top="0.101cm" fo:margin-bottom="0.199cm" fo:break-before="page"/>
      <style:text-properties style:use-window-font-color="true" style:font-name="Papyrus" fo:font-size="12pt" fo:language="en" fo:country="US" style:font-size-asian="12pt" style:font-size-complex="12pt"/>
    </style:style>
    <style:style style:name="P17" style:family="paragraph" style:parent-style-name="Standard" style:list-style-name="L3">
      <style:paragraph-properties fo:margin-top="0.101cm" fo:margin-bottom="0.199cm" fo:break-before="page"/>
      <style:text-properties style:use-window-font-color="true" style:font-name="Papyrus" fo:font-size="12pt" style:font-size-asian="12pt" style:font-size-complex="12pt"/>
    </style:style>
    <style:style style:name="T1" style:family="text">
      <style:text-properties fo:font-variant="normal" fo:text-transform="none" fo:color="#63562e" style:font-name="Lucida Console" fo:font-size="9pt" fo:letter-spacing="normal" fo:font-style="normal" fo:font-weight="normal"/>
    </style:style>
    <style:style style:name="T2" style:family="text">
      <style:text-properties fo:font-variant="normal" fo:text-transform="none" fo:color="#63562e" style:font-name="Lucida Console" fo:font-size="9pt" fo:letter-spacing="normal" fo:language="en" fo:country="US" fo:font-style="normal" fo:font-weight="normal"/>
    </style:style>
    <style:style style:name="T3" style:family="text">
      <style:text-properties fo:font-variant="normal" fo:text-transform="none" fo:color="#63562e" fo:font-size="9pt" fo:letter-spacing="normal" fo:font-style="normal" fo:font-weight="normal"/>
    </style:style>
    <style:style style:name="T4" style:family="text">
      <style:text-properties fo:font-variant="normal" fo:text-transform="none" fo:color="#63562e" fo:font-size="9pt" fo:letter-spacing="normal" fo:language="en" fo:country="US" fo:font-style="normal" fo:font-weight="normal"/>
    </style:style>
    <style:style style:name="T5" style:family="text">
      <style:text-properties fo:font-variant="normal" fo:text-transform="none" fo:color="#63562e" fo:letter-spacing="normal" fo:font-style="normal" fo:font-weight="normal"/>
    </style:style>
    <style:style style:name="T6" style:family="text">
      <style:text-properties fo:font-variant="normal" fo:text-transform="none" fo:color="#63562e" fo:letter-spacing="normal" fo:language="en" fo:country="US" fo:font-style="normal" fo:font-weight="normal"/>
    </style:style>
    <style:style style:name="T7" style:family="text">
      <style:text-properties fo:font-variant="normal" fo:text-transform="none" fo:color="#000000" style:font-name="Georgia" fo:font-size="9pt" fo:letter-spacing="normal" fo:font-style="normal" fo:font-weight="normal"/>
    </style:style>
    <style:style style:name="T8" style:family="text">
      <style:text-properties fo:font-variant="normal" fo:text-transform="none" fo:color="#000000" style:font-name="Georgia" fo:font-size="9pt" fo:letter-spacing="normal" fo:language="en" fo:country="US" fo:font-style="normal" fo:font-weight="normal"/>
    </style:style>
    <style:style style:name="T9" style:family="text">
      <style:text-properties fo:font-variant="normal" fo:text-transform="none" fo:color="#000000" fo:font-size="9pt" fo:letter-spacing="normal" fo:font-style="normal" fo:font-weight="normal"/>
    </style:style>
    <style:style style:name="T10" style:family="text">
      <style:text-properties fo:font-variant="normal" fo:text-transform="none" fo:color="#000000" fo:font-size="9pt" fo:letter-spacing="normal" fo:language="en" fo:country="US" fo:font-style="normal" fo:font-weight="normal"/>
    </style:style>
    <style:style style:name="T11" style:family="text">
      <style:text-properties fo:font-variant="normal" fo:text-transform="none" fo:color="#000000" fo:letter-spacing="normal" fo:font-style="normal" fo:font-weight="normal"/>
    </style:style>
    <style:style style:name="T12" style:family="text">
      <style:text-properties fo:font-variant="normal" fo:text-transform="none" fo:color="#000000" fo:letter-spacing="normal" fo:language="en" fo:country="US" fo:font-style="normal" fo:font-weight="normal"/>
    </style:style>
    <style:style style:name="T13" style:family="text">
      <style:text-properties fo:font-variant="normal" fo:text-transform="none" fo:letter-spacing="normal"/>
    </style:style>
    <style:style style:name="T14" style:family="text">
      <style:text-properties fo:font-variant="normal" fo:text-transform="none" fo:letter-spacing="normal" fo:font-style="normal" fo:font-weight="normal"/>
    </style:style>
    <style:style style:name="T15" style:family="text">
      <style:text-properties fo:font-variant="normal" fo:text-transform="none" fo:letter-spacing="normal" fo:language="en" fo:country="US"/>
    </style:style>
    <style:style style:name="T16" style:family="text">
      <style:text-properties fo:font-variant="normal" fo:text-transform="none" fo:letter-spacing="normal" fo:language="en" fo:country="US" fo:font-style="normal" fo:font-weight="normal"/>
    </style:style>
    <style:style style:name="T17" style:family="text">
      <style:text-properties fo:font-variant="normal" fo:text-transform="none" fo:letter-spacing="normal" fo:language="en" fo:country="US" fo:font-weight="normal"/>
    </style:style>
    <style:style style:name="T18" style:family="text">
      <style:text-properties fo:font-variant="normal" fo:text-transform="none" fo:letter-spacing="normal" fo:font-weight="normal"/>
    </style:style>
    <style:style style:name="T19" style:family="text">
      <style:text-properties fo:font-variant="normal" fo:text-transform="none" fo:letter-spacing="normal" fo:font-style="italic" fo:font-weight="normal" style:font-style-asian="italic" style:font-style-complex="italic"/>
    </style:style>
    <style:style style:name="T20" style:family="text">
      <style:text-properties fo:font-variant="normal" fo:text-transform="none" fo:letter-spacing="normal" fo:font-style="italic" fo:font-weight="bold" style:font-style-asian="italic" style:font-weight-asian="bold" style:font-style-complex="italic" style:font-weight-complex="bold"/>
    </style:style>
    <style:style style:name="T21" style:family="text">
      <style:text-properties fo:font-size="9pt" fo:font-style="normal" fo:font-weight="normal"/>
    </style:style>
    <style:style style:name="T22" style:family="text">
      <style:text-properties fo:letter-spacing="normal" fo:font-style="italic" fo:font-weight="normal" fo:background-color="#ffffff"/>
    </style:style>
    <style:style style:name="T23" style:family="text">
      <style:text-properties fo:letter-spacing="normal" fo:background-color="#ffffff"/>
    </style:style>
    <style:style style:name="T24" style:family="text">
      <style:text-properties fo:font-style="normal" fo:font-weight="normal"/>
    </style:style>
    <style:style style:name="T25" style:family="text">
      <style:text-properties fo:language="en" fo:country="US"/>
    </style:style>
    <style:style style:name="T26" style:family="text">
      <style:text-properties fo:language="en" fo:country="US" fo:font-style="italic" fo:font-weight="normal"/>
    </style:style>
    <style:style style:name="T27" style:family="text">
      <style:text-properties fo:language="en" fo:country="US" fo:font-style="italic" fo:font-weight="normal" fo:background-color="transparent"/>
    </style:style>
    <style:style style:name="T28" style:family="text">
      <style:text-properties fo:language="en" fo:country="US" fo:font-style="normal" fo:font-weight="normal" fo:background-color="transparent"/>
    </style:style>
    <style:style style:name="T29" style:family="text">
      <style:text-properties fo:background-color="transparent"/>
    </style:style>
    <style:style style:name="T30" style:family="text">
      <style:text-properties fo:font-style="italic" fo:background-color="transparent"/>
    </style:style>
    <style:style style:name="T31" style:family="text">
      <style:text-properties fo:font-style="italic" fo:font-weight="normal"/>
    </style:style>
    <style:style style:name="T32" style:family="text">
      <style:text-properties fo:font-style="italic" fo:font-weight="normal" fo:background-color="transparent"/>
    </style:style>
    <style:style style:name="T33" style:family="text">
      <style:text-properties fo:font-style="italic"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font-size="12pt" fo:font-style="italic" fo:font-weight="normal"/>
    </style:style>
    <style:style style:name="T36" style:family="text">
      <style:text-properties fo:font-size="12pt" fo:language="en" fo:country="US" fo:font-style="italic" fo:font-weight="normal"/>
    </style:style>
    <style:style style:name="T37" style:family="text">
      <style:text-properties style:font-name="proxima nova rgregular" fo:font-size="12pt" fo:font-style="italic" fo:font-weight="normal"/>
    </style:style>
    <style:style style:name="T38" style:family="text">
      <style:text-properties style:font-name="proxima nova rgregular" fo:font-size="12pt" fo:language="en" fo:country="US" fo:font-style="italic" fo:font-weight="normal"/>
    </style:style>
    <style:style style:name="T39" style:family="text">
      <style:text-properties fo:color="#555555" style:font-name="proxima nova rgregular" fo:font-size="12pt" fo:letter-spacing="normal" fo:font-style="italic" fo:font-weight="normal" fo:background-color="#ffffff"/>
    </style:style>
    <style:style style:name="T40" style:family="text">
      <style:text-properties fo:color="#555555" fo:letter-spacing="normal" fo:background-color="#ffffff"/>
    </style:style>
    <style:style style:name="T41" style:family="text">
      <style:text-properties fo:color="#555555" fo:letter-spacing="normal" fo:font-style="italic" fo:font-weight="normal" fo:background-color="#ffffff"/>
    </style:style>
    <style:style style:name="T42" style:family="text">
      <style:text-properties fo:color="#555555" fo:font-size="12pt" fo:letter-spacing="normal" fo:font-style="italic" fo:font-weight="normal" fo:background-color="#ffffff"/>
    </style:style>
    <style:style style:name="T43" style:family="text">
      <style:text-properties style:font-name="Georgia" fo:font-size="9pt" fo:font-style="normal" fo:font-weight="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Plaintext French</text:p>
      <text:list xml:id="list7797359106010048584" text:style-name="L1">
        <text:list-item>
          <text:p text:style-name="P15">C’est l’histoire de deux pommes de terre. Une d’elles se fait écraser et l’autre s’écrie “Oh purée !” <text:line-break/>Caesar 9, Caesar 33, Vigenere frit</text:p>
        </text:list-item>
        <text:list-item>
          <text:p text:style-name="P4"><text:span text:style-name="T27">La maîtresse demande à Toto : </text:span><text:span text:style-name="T28">“</text:span><text:span text:style-name="T27">Quel est le futur de ‘je bâille’ ?” <text:s/></text:span><text:span text:style-name="T29">“</text:span><text:span text:style-name="T32">Je dors !”<text:line-break/></text:span><text:span text:style-name="T27">Caesar 13, 43, Vigenere: lit;</text:span></text:p>
        </text:list-item>
        <text:list-item>
          <text:p text:style-name="P15"><text:span text:style-name="T22">Une maman citron dit à ses enfants : </text:span><text:span text:style-name="T23">“</text:span><text:span text:style-name="T22">Pour vivre longtemps, il ne faut jamais être pressé !”</text:span> <text:line-break/>Caesar 10, 16, Vigenere jus</text:p>
        </text:list-item>
        <text:list-item>
          <text:p text:style-name="P5"><text:span text:style-name="T26">Deux traducteurs à bord d’un navire conversent. </text:span>“<text:span text:style-name="T31">Savez-vous nager ?” dit l’un d’entre eux.<text:line-break/></text:span>“<text:span text:style-name="T31">Non,” répond l’autre, “Mais je peux crier ‘Au secours!’ en neuf langues.”<text:line-break/></text:span><text:span text:style-name="T26">Caesar 12, 118, Vigenere bord</text:span></text:p>
        </text:list-item>
        <text:list-item>
          <text:p text:style-name="P6"><text:span text:style-name="T25">Un voleur est au vingtième étage d’un immeuble. Tout à coup son pied glisse et il tombe en bas.<text:line-break/></text:span>Les policiers disent : “Ce fut son dernier vol.”<text:line-break/><text:span text:style-name="T25">Caesar 18, 307, Vigenere: dernier</text:span></text:p>
        </text:list-item>
        <text:list-item>
          <text:p text:style-name="P7">Un paysan va sur la tombe de sa femme pour la fête de la Toussaint.</text:p>
        </text:list-item>
      </text:list>
      <text:p text:style-name="P1">– <text:span text:style-name="T24">Ah, Marie ! pleurniche-t-il, tu n’imagines pas comme tu me manques ! Sans toi je ne suis plus rien, je n’ai goût à rien. Je m’occupe à peine des bêtes, j’ai perdu l’appétit, je ne vais même pas au bistrot ! Si seulement je pouvais te retrouver, si seulement tu pouvais revenir avec moi, je serais tellement heureux…</text:span></text:p>
      <text:p text:style-name="P2">À ce moment là un léger tremblement de terre remue le sol et soulève de quelques centimètres la dalle funéraire. Alors le paysan s’écrie :<text:line-break/>– Marie ! Arrête tes conneries ! Je disais ça pour rire…<text:line-break/><text:span text:style-name="T25">Caesar 6, 66, Vigenere saint</text:span></text:p>
      <text:list xml:id="list41776951" text:continue-numbering="true" text:style-name="L1">
        <text:list-item>
          <text:p text:style-name="P8">ENSEIGNEMENT AVANT 1960 : Un paysan vend un sac de pommes de terre pour 100 francs. Ses frais de production s’élèvent aux 4/5 du prix de vente. Quel est son bénéfice ?</text:p>
        </text:list-item>
      </text:list>
      <text:p text:style-name="P2">ENSEIGNEMENT TRADITIONNEL AVANT 1970 : Un paysan vend un sac de pommes de terre pour 100 francs. Ses frais de production s’élèvent aux 4/5 du prix de vente, c’est à dire 80 francs. Quel est son bénéfice ?</text:p>
      <text:p text:style-name="P2">ENSEIGNEMENT MODERNE VERS 1970 : Un paysan échange un ensemble P de pommes de terre contre un ensemble M de pièces de monnaie. Le cardinal de l’ensemble M est égal a 100 et chaque élément PFM vaut 1 franc. Dessine 100 gros points représentant les éléments de l’ensemble M. L’ensemble F des frais de production comprends 20 gros points de moins que l’ensemble M. Représente l’ensemble F comme sous-ensemble de l’ensemble M et donne la réponse a la question suivante : quel est le cardinal B des bénéfices (a dessiner en rouge) ?</text:p>
      <text:p text:style-name="P2">ENSEIGNEMENT RÉNOVÉ EN 1980 : Un agriculteur vend un sac de pommes de terre pour 100 francs. Les frais de production s’élèvent à 80 francs et le bénéfice à 20 francs. Devoir : souligne les mots « pommes de terre » et discutes-en avec ton voisin.</text:p>
      <text:p text:style-name="P2">ENSEIGNEMENT REFORME EN 1980 : Un peizan kapitalist privilegie sanrichi injustement de 20 francs sur un sac de patat. analiz le tekst et recherche le fote de contenu, de gramere, d’ortografe et de ponctuassion et ensuite di ce que tu pense de cet maniere de s’enrichir.</text:p>
      <text:p text:style-name="P2">ENSEIGNEMENT ASSISTE PAR ORDINATEUR EN 1990 : Un producteur de l’espace câble consulte en conversationnel une data-bank qui display le cev-rate de la patate. Il loade son progiciel de computation fiable et détermine le cash-flow sur écran bitmap. Dessine avec ta souris le contour intégré 30 du sac de pommes de terre. Puis loggue toi au network par le 3615 code BP (Blue Potatoe) et suis les indications du menu.</text:p>
      <text:p text:style-name="P3"><text:span text:style-name="T14">ENSEIGNEMENT ADAPTE A L’AN 2000 : Qu’est-ce qu’un paysan ?<text:line-break/></text:span><text:span text:style-name="T16">Caesar 21, 1815, Vigenere ENSEIGNMENT</text:span></text:p>
      <text:p text:style-name="P9"/>
      <text:p text:style-name="P16">Caesar Cipher 1</text:p>
      <text:list xml:id="list2037588006550469072" text:style-name="L2">
        <text:list-item>
          <text:p text:style-name="P10"><text:span text:style-name="T14">L’nbc u’qrbcxran mn mndg yxvvnb mn cnaan. Dwn m’nuunb bn ojrc nlajbna nc u’jdcan b’nlarn “Xq ydann !”</text:span></text:p>
        </text:list-item>
        <text:list-item>
          <text:p text:style-name="P10"><text:span text:style-name="T14">Yn znvgerffr qrznaqr n Gbgb : “Dhry rfg yr shghe qr ‘wr onvyyr’ ?” “Wr qbef !”</text:span> </text:p>
        </text:list-item>
        <text:list-item>
          <text:p text:style-name="P10"><text:span text:style-name="T14">Exo wkwkx msdbyx nsd k coc oxpkxdc : “Zyeb fsfbo vyxqdowzc, sv xo pked tkwksc odbo zbocco !”</text:span> </text:p>
        </text:list-item>
        <text:list-item>
          <text:p text:style-name="P10"><text:span text:style-name="T14">Pqgj fdmpgofqgde m nadp p’gz zmhudq oazhqdeqzf. “Emhql-hage zmsqd ?” puf x’gz p’qzfdq qgj. “Zaz,” dqbazp x’mgfdq, “Ymue vq bqgj oduqd ‘Mg eqoagde!’ qz zqgr xmzsgqe.”</text:span> </text:p>
        </text:list-item>
        <text:list-item>
          <text:p text:style-name="P10"><text:span text:style-name="T14">Mf ngdwmj wkl sm nafylawew wlsyw v’mf aeewmtdw. Lgml s ugmh kgf hawv ydakkw wl ad lgetw wf tsk. Dwk hgdauawjk vakwfl : “Uw xml kgf vwjfawj ngd.”</text:span> </text:p>
        </text:list-item>
        <text:list-item>
          <text:p text:style-name="P10"><text:span text:style-name="T14">At vgeygt bg yax rg zushk jk yg lkssk vuax rg lkzk jk rg Zuayygotz. – Gn, Sgxok ! vrkaxtoink-z-or, za t’osgmotky vgy iussk za sk sgtwaky ! Ygty zuo pk tk yaoy vray xokt, pk t’go muaz g xokt. Pk s’uiiavk g vkotk jky hkzky, p’go vkxja r’gvvkzoz, pk tk bgoy sksk vgy ga hoyzxuz ! Yo ykarksktz pk vuabgoy zk xkzxuabkx, yo ykarksktz za vuabgoy xkbktox gbki suo, pk ykxgoy zkrrksktz nkaxkad… G ik susktz rg at rkmkx zxkshrksktz jk zkxxk xksak rk yur kz yuarkbk jk wakrwaky iktzoskzxky rg jgrrk latkxgoxk. Gruxy rk vgeygt y’kixok : – Sgxok ! Gxxkzk zky iuttkxoky ! Pk joygoy ig vuax xoxk…</text:span> </text:p>
        </text:list-item>
        <text:list-item>
          <text:p text:style-name="P10"><text:span text:style-name="T14">ZINZDBIZHZIO VQVIO 1960 : Pi kvtnvi qziy pi nvx yz kjhhzn yz ozmmz kjpm 100 amvixn. Nzn amvdn yz kmjypxodji n’zgzqzio vps 4/5 yp kmds yz qzioz. Lpzg zno nji wzizadxz ? ZINZDBIZHZIO OMVYDODJIIZG VQVIO 1970 : Pi kvtnvi qziy pi nvx yz kjhhzn yz ozmmz kjpm 100 amvixn. Nzn amvdn yz kmjypxodji n’zgzqzio vps 4/5 yp kmds yz qzioz, x’zno v ydmz 80 amvixn. Lpzg zno nji wzizadxz ? ZINZDBIZHZIO HJYZMIZ QZMN 1970 : Pi kvtnvi zxcvibz pi zinzhwgz K yz kjhhzn yz ozmmz xjiomz pi zinzhwgz H yz kdzxzn yz hjiivdz. Gz xvmydivg yz g’zinzhwgz H zno zbvg v 100 zo xcvlpz zgzhzio KAH qvpo 1 amvix. Yznndiz 100 bmjn kjdion mzkmznziovio gzn zgzhzion yz g’zinzhwgz H. G’zinzhwgz A yzn amvdn yz kmjypxodji xjhkmziyn 20 bmjn kjdion yz hjdin lpz g’zinzhwgz H. Mzkmznzioz g’zinzhwgz A xjhhz njpn-zinzhwgz yz g’zinzhwgz H zo yjiiz gv mzkjinz v gv lpznodji npdqvioz : lpzg zno gz xvmydivg W yzn wzizadxzn (v yznndizm zi mjpbz) ? ZINZDBIZHZIO MZIJQZ ZI 1980 : Pi vbmdxpgozpm qziy pi nvx yz kjhhzn yz ozmmz kjpm 100 amvixn. Gzn amvdn yz kmjypxodji n’zgzqzio v 80 amvixn zo gz wzizadxz v 20 amvixn. Yzqjdm : njpgdbiz gzn hjon « kjhhzn yz ozmmz » zo ydnxpozn-zi vqzx oji qjdndi. ZINZDBIZHZIO MZAJMHZ ZI 1980 : Pi kzduvi fvkdovgdno kmdqdgzbdz nvimdxcd diepnozhzio yz 20 amvixn npm pi nvx yz kvovo. vivgdu gz ozfno zo mzxczmxcz gz ajoz yz xjiozip, yz bmvhzmz, y’jmojbmvaz zo yz kjixopvnndji zo zinpdoz yd xz lpz op kzinz yz xzo hvidzmz yz n’zimdxcdm. ZINZDBIZHZIO VNNDNOZ KVM JMYDIVOZPM ZI 1990 : Pi kmjypxozpm yz g’znkvxz xvwgz xjinpgoz zi xjiqzmnvodjiizg piz yvov-wvif lpd ydnkgvt gz xzq-mvoz yz gv kvovoz. Dg gjvyz nji kmjbdxdzg yz xjhkpovodji advwgz zo yzozmhdiz gz xvnc-agjr npm zxmvi wdohvk. Yznndiz vqzx ov njpmdn gz xjiojpm diozbmz 30 yp nvx yz kjhhzn yz ozmmz. Kpdn gjbbpz ojd vp izorjmf kvm gz 3615 xjyz WK (Wgpz Kjovojz) zo npdn gzn diydxvodjin yp hzip. ZINZDBIZHZIO VYVKOZ V G’VI 2000 : Lp’zno-xz lp’pi kvtnvi ?</text:span> </text:p>
        </text:list-item>
      </text:list>
      <text:p text:style-name="P16">Caesar Cipher 2</text:p>
      <text:list xml:id="list917703757605000593" text:style-name="L3">
        <text:list-item>
          <text:p text:style-name="P12"><text:span text:style-name="T18">J’lza s’opzavpyl kl klbe wvttlz kl alyyl. Bul k’lsslz zl mhpa ljyhzly la s’hbayl z’ljypl “Vo wbyll !“</text:span></text:p>
        </text:list-item>
        <text:list-item>
          <text:p text:style-name="P12"><text:span text:style-name="T17">Cr drzkivjjv uvdreuv r Kfkf : “Hlvc vjk cv wlkli uv ‘av srzccv’ ?” “Av ufij !” </text:span></text:p>
        </text:list-item>
        <text:list-item>
          <text:p text:style-name="P12"><text:span text:style-name="T17">Kdu cqcqd syjhed tyj q iui udvqdji : “Fekh lylhu bedwjucfi, yb du vqkj zqcqyi ujhu fhuiiu !” </text:span></text:p>
        </text:list-item>
        <text:list-item>
          <text:p text:style-name="P12"><text:span text:style-name="T17">Rsil hforiqhsifg o pcfr r’ib bojwfs qcbjsfgsbh. “Gojsn-jcig bousf ?” rwh z’ib r’sbhfs sil. “Bcb,” fsdcbr z’oihfs, “Aowg xs dsil qfwsf ‘Oi gsqcifg!’ sb bsit zobuisg.” </text:span></text:p>
        </text:list-item>
        <text:list-item>
          <text:p text:style-name="P12"><text:span text:style-name="T17">Pi qjgzpm zno vp qdibodzhz zovbz y’pi dhhzpwgz. Ojpo v xjpk nji kdzy bgdnnz zo dg ojhwz zi wvn. Gzn kjgdxdzmn ydnzio : “Xz apo nji yzmidzm qjg.” </text:span></text:p>
        </text:list-item>
        <text:list-item>
          <text:p text:style-name="P12"><text:span text:style-name="T17">Ib domgob jo gif zo hcaps rs go tsaas dcif zo tshs rs zo Hciggowbh. – Ov, Aofws ! dzsifbwqvs-h-wz, hi b’waouwbsg dog qcaas hi as aobeisg ! Gobg hcw xs bs giwg dzig fwsb, xs b’ow ucih o fwsb. Xs a’cqqids o dswbs rsg pshsg, x’ow dsfri z’oddshwh, xs bs jowg asas dog oi pwghfch ! Gw gsizsasbh xs dcijowg hs fshfcijsf, gw gsizsasbh hi dcijowg fsjsbwf ojsq acw, xs gsfowg hszzsasbh vsifsil… O qs acasbh zo ib zsusf hfsapzsasbh rs hsffs fsais zs gcz sh gcizsjs rs eiszeisg qsbhwashfsg zo rozzs tibsfowfs. Ozcfg zs domgob g’sqfws : – Aofws ! Offshs hsg qcbbsfwsg ! Xs rwgowg qo dcif fwfs… </text:span></text:p>
        </text:list-item>
        <text:list-item>
          <text:p text:style-name="P12"><text:span text:style-name="T17">ZINZDBIZHZIO VQVIO 1960 : Pi kvtnvi qziy pi nvx yz kjhhzn yz ozmmz kjpm 100 amvixn. Nzn amvdn yz kmjypxodji n’zgzqzio vps 4/5 yp kmds yz qzioz. Lpzg zno nji wzizadxz ? ZINZDBIZHZIO OMVYDODJIIZG VQVIO 1970 : Pi kvtnvi qziy pi nvx yz kjhhzn yz ozmmz kjpm 100 amvixn. Nzn amvdn yz kmjypxodji n’zgzqzio vps 4/5 yp kmds yz qzioz, x’zno v ydmz 80 amvixn. Lpzg zno nji wzizadxz ? ZINZDBIZHZIO HJYZMIZ QZMN 1970 : Pi kvtnvi zxcvibz pi zinzhwgz K yz kjhhzn yz ozmmz xjiomz pi zinzhwgz H yz kdzxzn yz hjiivdz. Gz xvmydivg yz g’zinzhwgz H zno zbvg v 100 zo xcvlpz zgzhzio KAH qvpo 1 amvix. Yznndiz 100 bmjn kjdion mzkmznziovio gzn zgzhzion yz g’zinzhwgz H. G’zinzhwgz A yzn amvdn yz kmjypxodji xjhkmziyn 20 bmjn kjdion yz hjdin lpz g’zinzhwgz H. Mzkmznzioz g’zinzhwgz A xjhhz njpn-zinzhwgz yz g’zinzhwgz H zo yjiiz gv mzkjinz v gv lpznodji npdqvioz : lpzg zno gz xvmydivg W yzn wzizadxzn (v yznndizm zi mjpbz) ? ZINZDBIZHZIO MZIJQZ ZI 1980 : Pi vbmdxpgozpm qziy pi nvx yz kjhhzn yz ozmmz kjpm 100 amvixn. Gzn amvdn yz kmjypxodji n’zgzqzio v 80 amvixn zo gz wzizadxz v 20 amvixn. Yzqjdm : njpgdbiz gzn hjon « kjhhzn yz ozmmz » zo ydnxpozn-zi vqzx oji qjdndi. ZINZDBIZHZIO MZAJMHZ ZI 1980 : Pi kzduvi fvkdovgdno kmdqdgzbdz nvimdxcd diepnozhzio yz 20 amvixn npm pi nvx yz kvovo. vivgdu gz ozfno zo mzxczmxcz gz ajoz yz xjiozip, yz bmvhzmz, y’jmojbmvaz zo yz kjixopvnndji zo zinpdoz yd xz lpz op kzinz yz xzo hvidzmz yz n’zimdxcdm. ZINZDBIZHZIO VNNDNOZ KVM JMYDIVOZPM ZI 1990 : Pi kmjypxozpm yz g’znkvxz xvwgz xjinpgoz zi xjiqzmnvodjiizg piz yvov-wvif lpd ydnkgvt gz xzq-mvoz yz gv kvovoz. Dg gjvyz nji kmjbdxdzg yz xjhkpovodji advwgz zo yzozmhdiz gz xvnc-agjr npm zxmvi wdohvk. Yznndiz vqzx ov njpmdn gz xjiojpm diozbmz 30 yp nvx yz kjhhzn yz ozmmz. Kpdn gjbbpz ojd vp izorjmf kvm gz 3615 xjyz WK (Wgpz Kjovojz) zo npdn gzn diydxvodjin yp hzip. ZINZDBIZHZIO VYVKOZ V G’VI 2000 : Lp’zno-xz lp’pi kvtnvi ? </text:span></text:p>
          <text:p text:style-name="P11"><text:span text:style-name="T16"/></text:p>
          <text:p text:style-name="P17"><text:span text:style-name="T16">Vigenere Cipher</text:span></text:p>
        </text:list-item>
        <text:list-item text:start-value="1">
          <text:p text:style-name="P11"><text:s/><text:span text:style-name="T20">H’vam q’yqlyfqkj um wjlf itduxx um mjizx. Zem w’jctxx jm yfzb xhiilji mm q’rcmwv a’xhiqx “Ty xnwvm !”</text:span><text:span text:style-name="T34"> </text:span></text:p>
        </text:list-item>
        <text:list-item>
          <text:p text:style-name="P13"><text:span text:style-name="T13">Wi flqmcmldm wputylx l Bhew : “Jfme pam wm yfbnc lx ‘um ulqewm’ ?” “Cp lhca !”</text:span> </text:p>
        </text:list-item>
        <text:list-item>
          <text:p text:style-name="P13"><text:span text:style-name="T13">Dhw vuejh urnjxh vrn s byk nhxjhlb : “Jgdl nrpjn fgwalnghb, cd wy xjol suejck nnjn jjnmkn !”</text:span> </text:p>
        </text:list-item>
        <text:list-item>
          <text:p text:style-name="P13"><text:span text:style-name="T13">Esla ufrgvqkhvfj d ccig e’ie qbjzuf qfqwsivfbk. “Vbjvc-wclv ooxhs ?” rzw m’ie g’fbkuf sla. “Oce,” ufdfqe z’rxufv, “Pbwj mf dvxy qilff ‘Rx tstrvfj!’ ho bvxg zrqhivv.”</text:span> </text:p>
        </text:list-item>
        <text:list-item>
          <text:p text:style-name="P13"><text:span text:style-name="T15">Xr mbtilu ijg iy mlrxgqidh iknoi u’xr zzuilepv. Gwyk d gfhx wfq tzrl kclwjr mx zo xfzji vq frf. Tij sscvkmvuw uvaiew : “Gv scx jrr urzrzhv mbt.” </text:span></text:p>
        </text:list-item>
        <text:list-item>
          <text:p text:style-name="P13"><text:span text:style-name="T15">Mn xnrkav it kuz yt louox ve an ywmur iguz yt xebr ww li Ghmsanbft. – Iu, Fsrqr ! idecegacpr-m-al, bh g’amitbfea ctk cwzfw tc zx eavdnws ! Angk twv cw nm fnas xynk rqrg, be v’nb yocg t jima. Cw m’wpvmpm n iwivr wws jrmws, r’nb hezqn d’axcxlib, wx fe dnbk mmzx haa nn tiagkgt ! Av lwutrfwnb wx hocitas br kwtzbnnez, fb kecyxeevg mm pwhosia exnevvk svmp fgi, rr lwrivl letyxeevg awuzrnp… A kr fgmmam da ca ewgme mjeuoewmmam ve brkje zrfme tr lgl mg lgutrow dm dnwlyhxk cmamammgkws tn wsltr ymnmetarm. Negra yx hagftf s’mpkae : – Unkae ! Iekwtm gxk cwagwrqrl ! Be lvlsia pt hoce karm… </text:span></text:p>
        </text:list-item>
        <text:list-item>
          <text:p text:style-name="P13"><text:span text:style-name="T15">IAKIQMAQQRGX NNEVZ 1960 : Hz tnrwnf zmtq gr ftg qw twszqw qx xrjvm vbgv 100 skeauw. Akf rvnbw qw tzuqgggbsa k’itkiqrg tyk 4/5 vy xxvj hr oiali. Yarx ifm wbf fmtrrmpx ? IAKIQMAQQRGX GJELOGUSAGIY SZITG 1970 : Gr ctcfsr dkap ya lep vi xuzyif wi gwvzk caye 100 yvnfga. Yre jetmf vi xxbpypmmbf w’mrrhiam ehp 4/5 hc veub qx zrfxm, i’rex n wmew 80 jzgaow. Dniy wwb ybz frgisagm ? KAEIVZRREIVZ ZAHRKRR NIZY 1970 : Hz tnrwnf iknnzkr nr rfwmsoxi C wi cgqukf pi gxvew gwtgdi hg iakiuhyq Q qx tvwgmy qq qbgrnai. Tk pmvqbrnd hm r’rzwrffyw Q myg qkne e 100 rl gpgdgi reizwrb VSY znnx 1 sjevi. Qqwfbrr 100 yvwy camamw ewtzkfqrgtrg dia kyqqrgxf vi t’kaeizupr E. P’mtfqqoei S via lemmf wi cjslapfmbg gbetzkapw 20 tksf hsqtge hr fsvfw yar x’ializtpm S. Eqtexwrfxm r’rzwrffyw J kuzyi fhyf-wrakznpr wi y’wrakznpr F ig vsvtr xe extbfwm g ym uhxwgasv yhuzngxr : iymr rex yx gnjhqtnx F qxw owrmlvoif (t hrkwqtrd ia kshyi) ? MTFQMTGIZWRB XRZSIX IA 1980 : Mr imeughexrmv dkap ya lep vi xuzyif wi gwvzk caye 100 yvnfga. Rre jetmf vi xxbpypmmbf w’mrrhiam e 80 sjevif qx yx frfinopq e 20 skeauw. Lkiame : lshdmotr xif fsgk « twszqw qx xrjvm » kg pmfvygww-mt nhip msa nsqyvz. IALIVYRMSRZX EXJBJQM KA 1980 : Gr cxmmsr sgcuxnemfl tzoiuprzmr kevxvolv brwmwbkzqrg wi 20 sjevif eye nr fsg lk cmxnm. easpqf yq xrdwg wx zkptievlr di nugq hr vsaliva, qq ketqrji, l’uefstkesw ib jr bsavxhswaobz ig xrfmmbk qu gr jyr ly xkaei qx grl qitvqvr wi f’wrzoptme. XRFWMOTRYIAM EFKMAZR BEE HVQARIZRGV RG 1990 : Ya hvwjhoxrnv qw p’mycmgr veodi kuaeyymi rf gwtiqvftxvgrvky grr wegs-fitx cyv wmfhpie yq gro-vnli lk ym tnmegw. Mt rbmhr lsa hvwmvomre hr usuvhfegbsa xmihyq ig wigwvuoaq pr vefz-jtuj eye xgesr jogyec. Wifkmvk nhip me fgyzof xi phrggyz oafitki 30 qm wii qq tbfqrk hm zrdvr. Iyvk pwmtgi ghm nm rmzjavx iee di 3615 kuqq FC (Uphw Twznfsr) xx fmma rre mawmpsxquae hh fiam. IVYRUKAXQRFX IJNBXR T P’NF 2000 : Uc’kff-gr jy’hf tiefmr ?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eorgia" svg:font-family="Georgia, serif"/>
    <style:font-face style:name="Lucida Console" svg:font-family="'Lucida Console', 'Trebuchet MS', Arial, Helvetica, sans-serif"/>
    <style:font-face style:name="proxima nova rgregular" svg:font-family="'proxima nova rgregular'"/>
    <style:font-face style:name="Arial Unicode MS1" svg:font-family="'Arial Unicode MS'" style:font-family-generic="swiss"/>
    <style:font-face style:name="Times New Roman" svg:font-family="'Times New Roman'" style:font-family-generic="roman" style:font-pitch="variable"/>
    <style:font-face style:name="Papyrus" svg:font-family="Papyrus" style:font-family-generic="script"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bg" fo:country="BG"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g" fo:country="BG"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ina Stephanova</meta:initial-creator>
    <meta:creation-date>2017-11-10T10:14:22.45</meta:creation-date>
    <dc:date>2017-11-10T21:58:25.77</dc:date>
    <dc:creator>Marina Stephanova</dc:creator>
    <meta:editing-duration>PT10H28M31S</meta:editing-duration>
    <meta:editing-cycles>20</meta:editing-cycles>
    <meta:generator>OpenOffice/4.1.4$Win32 OpenOffice.org_project/414m5$Build-9788</meta:generator>
    <meta:document-statistic meta:table-count="0" meta:image-count="0" meta:object-count="0" meta:page-count="4" meta:paragraph-count="40" meta:word-count="2286" meta:character-count="12570"/>
  </office:meta>
</office:document-meta>
</file>